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line-height="200%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line-height="200%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200%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 fo:line-height="200%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200%"/>
      <style:text-properties style:text-underline-style="none" fo:font-weight="normal" officeooo:paragraph-rsid="001e1e3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1e1e3f"/>
    </style:style>
    <style:style style:name="T5" style:family="text">
      <style:text-properties officeooo:rsid="002010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yle and Tom</text:p>
      <text:p text:style-name="Standard"/>
      <text:p text:style-name="Standard">Multiplayer Space Game</text:p>
      <text:p text:style-name="Standard"/>
      <text:list xml:id="list8883552988373457935" text:style-name="L1">
        <text:list-item>
          <text:p text:style-name="P1">How to Start the game:</text:p>
          <text:list>
            <text:list-header>
              <text:p text:style-name="P2">You start the game by first running <text:span text:style-name="T1">SpaceServer.java</text:span> in the <text:span text:style-name="T1">SpaceServer</text:span> package. <text:s/>This runs the server that the clients will connect to. <text:s/>Then, for each client you want to start, run <text:span text:style-name="T1">Main.java</text:span> located in the <text:span text:style-name="T1">SpaceClient</text:span><text:span text:style-name="T3"> </text:span><text:span text:style-name="T2">package. <text:s/>When the game menu appears, click </text:span><text:span text:style-name="T3">Join Match</text:span><text:span text:style-name="T2">. <text:s/>In the new screen, in the </text:span><text:span text:style-name="T3">Server IP </text:span><text:span text:style-name="T2">box, type either </text:span><text:span text:style-name="T3">localhost</text:span><text:span text:style-name="T2"> or </text:span><text:span text:style-name="T3">127.0.0.1</text:span><text:span text:style-name="T2"> to connect to the server on the same computer, or if using a different computer, enter the IP of that computer. <text:s/>Then, type a name into the </text:span><text:span text:style-name="T3">Name</text:span><text:span text:style-name="T2"> box. <text:s/>Then chose one of four ships. <text:s/>The ship selected will be gray. <text:s/>When ready, click </text:span><text:span text:style-name="T3">Join Game</text:span><text:span text:style-name="T2">.</text:span></text:p>
            </text:list-header>
          </text:list>
        </text:list-item>
        <text:list-item>
          <text:p text:style-name="P3">How to play the game:</text:p>
          <text:list>
            <text:list-item>
              <text:p text:style-name="P5">Don't get hit by la<text:span text:style-name="T5">s</text:span>ers!</text:p>
            </text:list-item>
            <text:list-item>
              <text:p text:style-name="P5">W KEY moves the ship toward the mouse cursor.</text:p>
            </text:list-item>
            <text:list-item>
              <text:p text:style-name="P5">S KEY slows the ship down.</text:p>
            </text:list-item>
            <text:list-item>
              <text:p text:style-name="P5">Click your left mouse button to shoot. <text:s/>Each missile takes up some energy (purple bar in the upper left hand part of the screen). <text:s/>When hit, your should will lose part of it's shield first (blue bar) and when that is depleted, lose part of it's health (green bar). <text:s/>Shield and energy regenerate, but health does not.</text:p>
            </text:list-item>
            <text:list-item>
              <text:p text:style-name="P5">A KEY strafes the ship to the left of the direction it is facing.</text:p>
            </text:list-item>
            <text:list-item>
              <text:p text:style-name="P5">D KEY strafes the ship to the right of the direction it is facing.</text:p>
            </text:list-item>
            <text:list-item>
              <text:p text:style-name="P5">Exit the game by clicking the X in the upper right hand corner of the screen.</text:p>
            </text:list-item>
            <text:list-item>
              <text:p text:style-name="P3">WHEN YOU DIE:</text:p>
              <text:list>
                <text:list-item>
                  <text:p text:style-name="P2"><text:span text:style-name="T2">A button will appear called </text:span><text:span text:style-name="T3">Respawn</text:span><text:span text:style-name="T2">. <text:s/>This will reset your levels in energy, health, and shield to default. <text:s/>It will also put you in a random location. <text:s/>The death screen also shows </text:span><text:soft-page-break/><text:span text:style-name="T2">your death count.</text:span></text:p>
                </text:list-item>
              </text:list>
            </text:list-item>
          </text:list>
        </text:list-item>
        <text:list-item>
          <text:p text:style-name="P3">Java Collections used:</text:p>
          <text:list>
            <text:list-item>
              <text:p text:style-name="P5">HashTables</text:p>
              <text:list>
                <text:list-item>
                  <text:p text:style-name="P5">SpaceShips in the Client and Server side.</text:p>
                </text:list-item>
              </text:list>
            </text:list-item>
            <text:list-item>
              <text:p text:style-name="P5">List</text:p>
              <text:list>
                <text:list-item>
                  <text:p text:style-name="P5">Planets on the Client Side.</text:p>
                </text:list-item>
              </text:list>
            </text:list-item>
            <text:list-item>
              <text:p text:style-name="P5">LinkedList</text:p>
              <text:list>
                <text:list-item>
                  <text:p text:style-name="P5">Planets on the Server side.</text:p>
                </text:list-item>
              </text:list>
            </text:list-item>
            <text:list-item>
              <text:p text:style-name="P6"><text:span text:style-name="T4">Vector</text:span></text:p>
              <text:list>
                <text:list-item>
                  <text:p text:style-name="P6"><text:span text:style-name="T4">Missile stored on player</text:span></text:p>
                </text:list-item>
              </text:list>
            </text:list-item>
          </text:list>
        </text:list-item>
      </text:list>
      <text:p text:style-name="P4"/>
      <text:list xml:id="list41627922" text:continue-numbering="true" text:style-name="L1">
        <text:list-item>
          <text:p text:style-name="P3">Design patterns used:</text:p>
          <text:list>
            <text:list-item>
              <text:p text:style-name="P5">M-V-C</text:p>
              <text:list>
                <text:list-item>
                  <text:p text:style-name="P5">M – Model- This is implemented by all the computational methods in the game. <text:s/></text:p>
                </text:list-item>
                <text:list-item>
                  <text:p text:style-name="P5">V – View – This is implemented in the sense of the draw methods in each of the object classes. <text:s/>These display the graphics of the game to the user.</text:p>
                </text:list-item>
                <text:list-item>
                  <text:p text:style-name="P5">C – Controller – This is implemented by the use of key and mouse listeners. <text:s/>When events occur, this contacts the Model side of the program to do the calculations needed for the game to ru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3-12-04T21:07:59.42</meta:creation-date>
    <dc:date>2013-12-04T21:49:31.64</dc:date>
    <dc:creator>kyle kornetzke</dc:creator>
    <meta:editing-duration>PT19M3S</meta:editing-duration>
    <meta:editing-cycles>16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28" meta:word-count="413" meta:character-count="2141" meta:non-whitespace-character-count="1759"/>
  </office:meta>
</office:document-meta>
</file>